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67b" officeooo:paragraph-rsid="00013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linux.com/blog/5-commands-check-memory-usage-linux" text:style-name="Internet_20_link" text:visited-style-name="Visited_20_Internet_20_Link">https://www.linux.com/blog/5-commands-check-memory-usage-linux</text:a></text:p>
      <text:p text:style-name="P1"/>
      <text:p text:style-name="P1"><text:a xlink:type="simple" xlink:href="https://pypi.python.org/pypi/psutil" text:style-name="Internet_20_link" text:visited-style-name="Visited_20_Internet_20_Link">https://pypi.python.org/pypi/psuti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7:22:39.867000000</meta:creation-date>
    <dc:date>2017-04-13T07:24:30.654000000</dc:date>
    <meta:editing-duration>PT1M51S</meta:editing-duration>
    <meta:editing-cycles>1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" meta:word-count="2" meta:character-count="97" meta:non-whitespace-character-count="97"/>
  </office:meta>
</office:document-meta>
</file>